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8080" draw:fill-color="#ffff99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true" fo:min-height="1.45cm" fo:min-width="3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true" fo:min-height="0.997cm" fo:min-width="2.5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tru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true" fo:min-height="1.079cm" fo:min-width="1.95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2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true" fo:min-height="0.25cm" fo:min-width="1.683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978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true" fo:min-height="0.993cm" fo:min-width="1.71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.66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color="#008080"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15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429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0.692cm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915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true" fo:min-height="1.985cm" fo:min-width="2.5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true" fo:min-height="1.489cm" fo:min-width="2.5cm"/>
    </style:style>
    <style:style style:name="gr20" style:family="graphic" style:parent-style-name="standard">
      <style:graphic-properties svg:stroke-color="#000000" draw:fill-color="#ffff99" draw:fill-image-width="0cm" draw:fill-image-height="0cm" draw:textarea-horizontal-align="center" draw:textarea-vertical-align="middle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true" fo:min-height="1.769cm" fo:min-width="4.896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2.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true" fo:min-height="0.497cm" fo:min-width="2.364cm"/>
    </style:style>
    <style:style style:name="gr24" style:family="graphic" style:parent-style-name="standard">
      <style:graphic-properties draw:fill="solid" draw:fill-color="#eb613d" draw:textarea-horizontal-align="justify" draw:textarea-vertical-align="middle" draw:auto-grow-height="true" fo:min-height="0.497cm" fo:min-width="2.364cm"/>
    </style:style>
    <style:style style:name="gr25" style:family="graphic" style:parent-style-name="standard">
      <style:graphic-properties draw:fill="solid" draw:fill-color="#ff8080" draw:textarea-horizontal-align="justify" draw:textarea-vertical-align="middle" draw:auto-grow-height="true" fo:min-height="0.497cm" fo:min-width="2.364cm"/>
    </style:style>
    <style:style style:name="gr26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2.364cm"/>
    </style:style>
    <style:style style:name="gr27" style:family="graphic" style:parent-style-name="standard">
      <style:graphic-properties svg:stroke-color="#008080" draw:fill="solid" draw:fill-color="#99ccff" draw:fill-image-width="0cm" draw:fill-image-height="0cm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.4cm"/>
    </style:style>
    <style:style style:name="gr29" style:family="graphic" style:parent-style-name="standard">
      <style:graphic-properties draw:fill="solid" draw:fill-color="#ffcc99" draw:textarea-horizontal-align="justify" draw:textarea-vertical-align="middle" draw:auto-grow-height="true" fo:min-height="0.85cm" fo:min-width="1.783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289cm"/>
    </style:style>
    <style:style style:name="gr31" style:family="graphic" style:parent-style-name="standard">
      <style:graphic-properties draw:fill="solid" draw:fill-color="#ffcc99" draw:textarea-horizontal-align="justify" draw:textarea-vertical-align="middle" draw:auto-grow-height="true" fo:min-height="1.65cm" fo:min-width="2cm"/>
    </style:style>
    <style:style style:name="gr32" style:family="graphic" style:parent-style-name="standard">
      <style:graphic-properties draw:fill="solid" draw:fill-color="#cccccc" draw:textarea-horizontal-align="justify" draw:textarea-vertical-align="middle" draw:auto-grow-height="true" fo:min-height="0.993cm" fo:min-width="1.636cm"/>
    </style:style>
    <style:style style:name="gr33" style:family="graphic" style:parent-style-name="standard">
      <style:graphic-properties draw:fill="solid" draw:fill-color="#ffcc99" draw:textarea-horizontal-align="justify" draw:textarea-vertical-align="middle" draw:auto-grow-height="true" fo:min-height="1.985cm" fo:min-width="2.61cm"/>
    </style:style>
    <style:style style:name="gr34" style:family="graphic" style:parent-style-name="standard">
      <style:graphic-properties draw:fill="solid" draw:fill-color="#eb613d" draw:textarea-horizontal-align="justify" draw:textarea-vertical-align="middle" draw:auto-grow-height="true" fo:min-height="0.993cm" fo:min-width="2.1cm"/>
    </style:style>
    <style:style style:name="gr35" style:family="graphic" style:parent-style-name="standard">
      <style:graphic-properties draw:fill="solid" draw:fill-color="#cccccc" draw:textarea-horizontal-align="justify" draw:textarea-vertical-align="middle" draw:auto-grow-height="true" fo:min-height="0.497cm" fo:min-width="1.767cm"/>
    </style:style>
    <style:style style:name="gr36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cm" fo:margin-right="0cm" fo:text-align="start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ize="12pt"/>
    </style:style>
    <style:style style:name="T2" style:family="text">
      <style:text-properties style:text-position="super 58%"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" style:family="text">
      <style:text-properties fo:font-family="'DejaVu Sans'" style:font-style-name="Condensed" style:font-family-generic="swiss" style:font-pitch="variable" fo:font-size="1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cm" svg:height="7cm" svg:x="23cm" svg:y="12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7cm" svg:x="23.3cm" svg:y="14.2cm">
          <text:p text:style-name="P3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3cm" svg:height="1.247cm" svg:x="4.6cm" svg:y="6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" draw:layer="layout" svg:width="3.635cm" svg:height="1.243cm" svg:x="11.765cm" svg:y="14.7cm">
          <text:p text:style-name="P3"><text:span text:style-name="T1">cycle based</text:span></text:p>
          <text:p text:style-name="P3"><text:span text:style-name="T1">C++ sim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2" draw:layer="layout" svg:width="3.165cm" svg:height="1.329cm" svg:x="13.893cm" svg:y="5.871cm">
          <text:p text:style-name="P3"><text:span text:style-name="T1">interconnect</text:span></text:p>
          <text:p text:style-name="P3"><text:span text:style-name="T1">hierarch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draw:id="id4" draw:layer="layout" svg:width="2.5cm" svg:height="1.243cm" svg:x="12.316cm" svg:y="1.1cm">
          <text:p text:style-name="P3"><text:span text:style-name="T1">memory</text:span></text:p>
          <text:p text:style-name="P3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id="id15" draw:layer="layout" svg:width="2.183cm" svg:height="0.747cm" svg:x="9.217cm" svg:y="6.177cm">
          <text:p text:style-name="P3"><text:span text:style-name="T1">pipelin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id="id6" draw:layer="layout" svg:width="2.478cm" svg:height="0.747cm" svg:x="4.8cm" svg:y="6.177cm">
          <text:p text:style-name="P3"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id="id3" draw:layer="layout" svg:width="2.61cm" svg:height="1.243cm" svg:x="15.7cm" svg:y="12.1cm">
          <text:p text:style-name="P3"><text:span text:style-name="T1">bus</text:span></text:p>
          <text:p text:style-name="P3"><text:span text:style-name="T1">inter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curve" draw:line-skew="0.752cm" svg:x1="13.582cm" svg:y1="14.7cm" svg:x2="15.475cm" svg:y2="7.2cm" draw:start-shape="id1" draw:start-glue-point="0" draw:end-shape="id2" draw:end-glue-point="2">
          <text:p text:style-name="P3"/>
        </draw:connector>
        <draw:connector draw:style-name="gr10" draw:text-style-name="P1" draw:layer="layout" draw:type="curve" svg:x1="15.4cm" svg:y1="15.321cm" svg:x2="17.005cm" svg:y2="13.343cm" draw:start-shape="id1" draw:start-glue-point="1" draw:end-shape="id3" draw:end-glue-point="2">
          <text:p text:style-name="P3"/>
        </draw:connector>
        <draw:connector draw:style-name="gr10" draw:text-style-name="P1" draw:layer="layout" draw:type="curve" svg:x1="13.582cm" svg:y1="14.7cm" svg:x2="13.566cm" svg:y2="2.343cm" draw:start-shape="id1" draw:start-glue-point="0" draw:end-shape="id4" draw:end-glue-point="2">
          <text:p text:style-name="P3"/>
        </draw:connector>
        <draw:connector draw:style-name="gr10" draw:text-style-name="P1" draw:layer="layout" draw:type="curve" svg:x1="11.765cm" svg:y1="15.321cm" svg:x2="9.3cm" svg:y2="14.1cm" draw:start-shape="id1" draw:start-glue-point="3" draw:end-shape="id5" draw:end-glue-point="1">
          <text:p text:style-name="P3"/>
        </draw:connector>
        <draw:connector draw:style-name="gr10" draw:text-style-name="P1" draw:layer="layout" draw:type="curve" draw:line-skew="0.727cm" svg:x1="13.582cm" svg:y1="14.7cm" svg:x2="6.039cm" svg:y2="6.924cm" draw:start-shape="id1" draw:start-glue-point="0" draw:end-shape="id6" draw:end-glue-point="2">
          <text:p text:style-name="P3"/>
        </draw:connector>
        <draw:frame draw:style-name="gr11" draw:text-style-name="P5" draw:layer="layout" svg:width="6.6cm" svg:height="4.726cm" svg:x="0.8cm" svg:y="0.9cm">
          <draw:text-box>
            <text:list text:style-name="L1">
              <text:list-item>
                <text:p text:style-name="P4"><text:span text:style-name="T1">Fastpath Logic</text:span><text:span text:style-name="T2">®</text:span><text:span text:style-name="T1"> </text:span><text:span text:style-name="T3">© </text:span><text:span text:style-name="T1">2007</text:span></text:p>
              </text:list-item>
            </text:list>
            <text:list text:style-name="L1">
              <text:list-item>
                <text:p text:style-name="P4"><text:span text:style-name="T1">CSL and CSL compiler (cslc) </text:span></text:p>
              </text:list-item>
            </text:list>
            <text:list text:style-name="L1">
              <text:list-item>
                <text:p text:style-name="P4"><text:span text:style-name="T1">component relationships</text:span></text:p>
              </text:list-item>
            </text:list>
            <text:list text:style-name="L1">
              <text:list-item>
                <text:p text:style-name="P4"><text:span text:style-name="T1">Documentation</text:span></text:p>
              </text:list-item>
            </text:list>
            <text:list text:style-name="L1">
              <text:list-item>
                <text:p text:style-name="P4"><text:span text:style-name="T1">Architecture</text:span></text:p>
              </text:list-item>
            </text:list>
            <text:list text:style-name="L1">
              <text:list-item>
                <text:p text:style-name="P4"><text:span text:style-name="T1">Verification</text:span></text:p>
              </text:list-item>
            </text:list>
            <text:list text:style-name="L1">
              <text:list-item>
                <text:p text:style-name="P4"><text:span text:style-name="T1">Simulation </text:span></text:p>
              </text:list-item>
            </text:list>
            <text:list text:style-name="L1">
              <text:list-item>
                <text:p text:style-name="P4"><text:span text:style-name="T1">Design</text:span></text:p>
              </text:list-item>
            </text:list>
            <text:list text:style-name="L1">
              <text:list-item>
                <text:p text:style-name="P4"><text:span text:style-name="T1"/></text:p>
              </text:list-item>
            </text:list>
          </draw:text-box>
        </draw:frame>
        <draw:g>
          <draw:custom-shape draw:style-name="gr12" draw:text-style-name="P1" draw:id="id5" draw:layer="layout" svg:width="6.5cm" svg:height="5cm" svg:x="2.8cm" svg:y="11.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5.5cm" svg:height="3cm" svg:x="3.3cm" svg:y="12.1cm">
            <text:p text:style-name="P3"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4" draw:text-style-name="P2" draw:id="id9" draw:layer="layout" svg:width="1.65cm" svg:height="0.747cm" svg:x="3.8cm" svg:y="13.853cm">
                <text:p text:style-name="P3"><text:span text:style-name="T1">fields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5" draw:text-style-name="P2" draw:id="id8" draw:layer="layout" svg:width="1.929cm" svg:height="0.747cm" svg:x="6.499cm" svg:y="13.853cm">
                <text:p text:style-name="P3"><text:span text:style-name="T1">enums</text:span></text:p>
                <draw:enhanced-geometry svg:viewBox="0 0 21600 21600" draw:mirror-horizontal="true" draw:type="rectangle" draw:enhanced-path="M 0 0 L 21600 0 21600 21600 0 21600 0 0 Z N"/>
              </draw:custom-shape>
            </draw:g>
            <draw:g>
              <draw:custom-shape draw:style-name="gr16" draw:text-style-name="P2" draw:id="id10" draw:layer="layout" svg:width="1.192cm" svg:height="0.747cm" svg:x="5.52cm" svg:y="15.653cm">
                <text:p text:style-name="P3"><text:span text:style-name="T1">ISA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2" draw:id="id7" draw:layer="layout" svg:width="2.415cm" svg:height="0.747cm" svg:x="4.909cm" svg:y="12.353cm">
                <text:p text:style-name="P3"><text:span text:style-name="T1">bit range</text:span></text:p>
                <draw:enhanced-geometry svg:viewBox="0 0 21600 21600" draw:type="rectangle" draw:enhanced-path="M 0 0 L 21600 0 21600 21600 0 21600 0 0 Z N"/>
              </draw:custom-shape>
            </draw:g>
          </draw:g>
          <draw:connector draw:style-name="gr10" draw:text-style-name="P1" draw:layer="layout" draw:type="line" svg:x1="6.116cm" svg:y1="13.1cm" svg:x2="7.464cm" svg:y2="13.853cm" draw:start-shape="id7" draw:start-glue-point="2" draw:end-shape="id8" draw:end-glue-point="0">
            <text:p text:style-name="P3"/>
          </draw:connector>
          <draw:connector draw:style-name="gr10" draw:text-style-name="P1" draw:layer="layout" draw:type="line" svg:x1="6.5cm" svg:y1="14.226cm" svg:x2="5.45cm" svg:y2="14.226cm" draw:start-shape="id8" draw:start-glue-point="3" draw:end-shape="id9" draw:end-glue-point="1">
            <text:p text:style-name="P3"/>
          </draw:connector>
          <draw:connector draw:style-name="gr10" draw:text-style-name="P1" draw:layer="layout" draw:type="line" svg:x1="6.116cm" svg:y1="13.1cm" svg:x2="4.625cm" svg:y2="13.853cm" draw:start-shape="id7" draw:start-glue-point="2" draw:end-shape="id9" draw:end-glue-point="0">
            <text:p text:style-name="P3"/>
          </draw:connector>
          <draw:connector draw:style-name="gr10" draw:text-style-name="P1" draw:layer="layout" draw:type="line" svg:x1="7.464cm" svg:y1="14.6cm" svg:x2="6.116cm" svg:y2="15.653cm" draw:start-shape="id8" draw:start-glue-point="2" draw:end-shape="id10" draw:end-glue-point="0">
            <text:p text:style-name="P3"/>
          </draw:connector>
          <draw:connector draw:style-name="gr10" draw:text-style-name="P1" draw:layer="layout" draw:type="line" svg:x1="4.625cm" svg:y1="14.6cm" svg:x2="6.116cm" svg:y2="15.653cm" draw:start-shape="id9" draw:start-glue-point="2" draw:end-shape="id10" draw:end-glue-point="0">
            <text:p text:style-name="P3"/>
          </draw:connector>
        </draw:g>
        <draw:custom-shape draw:style-name="gr18" draw:text-style-name="P2" draw:id="id12" draw:layer="layout" svg:width="3cm" svg:height="2.235cm" svg:x="23.5cm" svg:y="16.165cm">
          <text:p text:style-name="P3"><text:span text:style-name="T1">verification</text:span></text:p>
          <text:p text:style-name="P3"><text:span text:style-name="T1">component</text:span></text:p>
          <text:p text:style-name="P3"><text:span text:style-name="T1">state data</text:span></text:p>
          <text:p text:style-name="P3"><text:span text:style-name="T1">memo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id="id13" draw:layer="layout" svg:width="3cm" svg:height="1.739cm" svg:x="23.5cm" svg:y="12.313cm">
          <text:p text:style-name="P3"><text:span text:style-name="T1">verification</text:span></text:p>
          <text:p text:style-name="P3"><text:span text:style-name="T1">component</text:span></text:p>
          <text:p text:style-name="P3"><text:span text:style-name="T1">vectors 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25cm" svg:y1="15.7cm" svg:x2="25cm" svg:y2="16.165cm" draw:start-shape="id11" draw:start-glue-point="2" draw:end-shape="id12" draw:end-glue-point="0">
          <text:p text:style-name="P3"/>
        </draw:connector>
        <draw:connector draw:style-name="gr10" draw:text-style-name="P1" draw:layer="layout" draw:type="line" svg:x1="25cm" svg:y1="14.052cm" svg:x2="25cm" svg:y2="14.457cm" draw:start-shape="id13" draw:start-glue-point="2" draw:end-shape="id11" draw:end-glue-point="0">
          <text:p text:style-name="P3"/>
        </draw:connector>
        <draw:connector draw:style-name="gr10" draw:text-style-name="P1" draw:layer="layout" draw:type="curve" svg:x1="15.4cm" svg:y1="15.321cm" svg:x2="23.5cm" svg:y2="17.282cm" draw:start-shape="id1" draw:start-glue-point="1" draw:end-shape="id12" draw:end-glue-point="3">
          <text:p text:style-name="P3"/>
        </draw:connector>
        <draw:connector draw:style-name="gr10" draw:text-style-name="P1" draw:layer="layout" draw:type="curve" svg:x1="15.4cm" svg:y1="15.321cm" svg:x2="23.5cm" svg:y2="13.182cm" draw:start-shape="id1" draw:start-glue-point="1" draw:end-shape="id13" draw:end-glue-point="3">
          <text:p text:style-name="P3"/>
        </draw:connector>
        <draw:connector draw:style-name="gr20" draw:text-style-name="P1" draw:layer="layout" draw:type="curve" draw:line-skew="1.25cm" svg:x1="15.4cm" svg:y1="15.321cm" svg:x2="21.5cm" svg:y2="6.55cm" draw:start-shape="id1" draw:start-glue-point="1">
          <text:p text:style-name="P3"/>
        </draw:connector>
        <draw:custom-shape draw:style-name="gr21" draw:text-style-name="P2" draw:id="id14" draw:layer="layout" svg:width="5.396cm" svg:height="2.019cm" svg:x="10.866cm" svg:y="16.281cm">
          <text:p text:style-name="P3"><text:span text:style-name="T1">C++ libraries</text:span></text:p>
          <text:p text:style-name="P3"><text:span text:style-name="T1">verification component</text:span></text:p>
          <text:p text:style-name="P3"><text:span text:style-name="T1">cycle based simulator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curve" svg:x1="13.582cm" svg:y1="15.943cm" svg:x2="13.564cm" svg:y2="16.281cm" draw:start-shape="id1" draw:start-glue-point="2" draw:end-shape="id14" draw:end-glue-point="0">
          <text:p text:style-name="P3"/>
        </draw:connector>
        <draw:connector draw:style-name="gr20" draw:text-style-name="P1" draw:layer="layout" draw:type="curve" svg:x1="16.262cm" svg:y1="17.29cm" svg:x2="23.5cm" svg:y2="17.282cm" draw:start-shape="id14" draw:start-glue-point="1" draw:end-shape="id12" draw:end-glue-point="3">
          <text:p text:style-name="P3"/>
        </draw:connector>
        <draw:connector draw:style-name="gr20" draw:text-style-name="P1" draw:layer="layout" draw:type="curve" svg:x1="16.262cm" svg:y1="17.29cm" svg:x2="23.5cm" svg:y2="13.182cm" draw:start-shape="id14" draw:start-glue-point="1" draw:end-shape="id13" draw:end-glue-point="3">
          <text:p text:style-name="P3"/>
        </draw:connector>
        <draw:connector draw:style-name="gr20" draw:text-style-name="P1" draw:layer="layout" draw:type="curve" draw:line-skew="1.095cm" svg:x1="10.308cm" svg:y1="6.924cm" svg:x2="13.582cm" svg:y2="14.7cm" draw:start-shape="id15" draw:start-glue-point="2" draw:end-shape="id1">
          <text:p text:style-name="P3"/>
        </draw:connector>
        <draw:custom-shape draw:style-name="gr22" draw:text-style-name="P2" draw:id="id11" draw:layer="layout" svg:width="3cm" svg:height="1.243cm" svg:x="23.5cm" svg:y="14.457cm">
          <text:p text:style-name="P3"><text:span text:style-name="T1">test</text:span></text:p>
          <text:p text:style-name="P3"><text:span text:style-name="T1">benches</text:span></text:p>
          <draw:enhanced-geometry svg:viewBox="0 0 21600 21600" draw:type="rectangle" draw:enhanced-path="M 0 0 L 21600 0 21600 21600 0 21600 0 0 Z N"/>
        </draw:custom-shape>
        <draw:g>
          <draw:custom-shape draw:style-name="gr23" draw:text-style-name="P2" draw:layer="layout" svg:width="2.864cm" svg:height="0.747cm" svg:x="1.036cm" svg:y="5.815cm">
            <text:p text:style-name="P6"><text:span text:style-name="T1">release 2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4" draw:text-style-name="P2" draw:layer="layout" svg:width="2.864cm" svg:height="0.747cm" svg:x="1.036cm" svg:y="6.497cm">
            <text:p text:style-name="P6"><text:span text:style-name="T1">release 3.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" draw:layer="layout" svg:width="2.864cm" svg:height="0.747cm" svg:x="1.036cm" svg:y="7.19cm">
            <text:p text:style-name="P6"><text:span text:style-name="T1">release 4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6" draw:text-style-name="P2" draw:layer="layout" svg:width="2.864cm" svg:height="0.747cm" svg:x="1.036cm" svg:y="5.053cm">
            <text:p text:style-name="P6"><text:span text:style-name="T1">release 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1" draw:layer="layout" svg:width="7.2cm" svg:height="6.5cm" svg:x="21.5cm" svg:y="3.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4.7cm" svg:height="5.8cm" svg:x="21.8cm" svg:y="3.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9cm" svg:height="1.9cm" svg:x="25.8cm" svg:y="5cm">
            <text:p text:style-name="P3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9" draw:text-style-name="P2" draw:layer="layout" svg:width="2.283cm" svg:height="1.1cm" svg:x="23.317cm" svg:y="3.9cm">
            <text:p text:style-name="P3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0" draw:text-style-name="P2" draw:id="id19" draw:layer="layout" svg:width="1.789cm" svg:height="0.747cm" svg:x="23.55cm" svg:y="4.1cm">
            <text:p text:style-name="P3"><text:span text:style-name="T1">FIFO'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5cm" svg:height="1.9cm" svg:x="23cm" svg:y="5.1cm">
            <text:p text:style-name="P3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2" draw:text-style-name="P2" draw:id="id18" draw:layer="layout" svg:width="2.136cm" svg:height="1.243cm" svg:x="23.203cm" svg:y="5.24cm">
            <text:p text:style-name="P3"><text:span text:style-name="T1">register</text:span></text:p>
            <text:p text:style-name="P3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" draw:id="id17" draw:layer="layout" svg:width="3.11cm" svg:height="2.235cm" svg:x="22.429cm" svg:y="7.113cm">
            <text:p text:style-name="P3"><text:span text:style-name="T1">multi </text:span></text:p>
            <text:p text:style-name="P3"><text:span text:style-name="T1">media </text:span></text:p>
            <text:p text:style-name="P3"><text:span text:style-name="T1">memory</text:span></text:p>
            <text:p text:style-name="P3"><text:span text:style-name="T1">component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2.6cm" svg:height="1.243cm" svg:x="26cm" svg:y="5.2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" draw:id="id16" draw:layer="layout" svg:width="2.267cm" svg:height="0.747cm" svg:x="26.132cm" svg:y="5.5cm">
            <text:p text:style-name="P3"><text:span text:style-name="T1">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6" draw:text-style-name="P1" draw:layer="layout" draw:type="line" svg:x1="26.132cm" svg:y1="5.873cm" svg:x2="25.539cm" svg:y2="8.23cm" draw:start-shape="id16" draw:start-glue-point="3" draw:end-shape="id17" draw:end-glue-point="1">
            <text:p text:style-name="P3"/>
          </draw:connector>
          <draw:connector draw:style-name="gr36" draw:text-style-name="P1" draw:layer="layout" draw:type="line" svg:x1="26.132cm" svg:y1="5.873cm" svg:x2="25.339cm" svg:y2="5.861cm" draw:start-shape="id16" draw:start-glue-point="3" draw:end-shape="id18" draw:end-glue-point="1">
            <text:p text:style-name="P3"/>
          </draw:connector>
          <draw:connector draw:style-name="gr36" draw:text-style-name="P1" draw:layer="layout" draw:type="line" svg:x1="26.132cm" svg:y1="5.873cm" svg:x2="25.339cm" svg:y2="4.473cm" draw:start-shape="id16" draw:start-glue-point="3" draw:end-shape="id19" draw:end-glue-point="1">
            <text:p text:style-name="P3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Derek Pappas</meta:initial-creator>
    <meta:creation-date>2007-08-19T13:04:47</meta:creation-date>
    <dc:creator>a</dc:creator>
    <dc:date>2007-09-04T17:16:58</dc:date>
    <dc:language>en-AU</dc:language>
    <meta:editing-cycles>63</meta:editing-cycles>
    <meta:editing-duration>PT4H7M39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